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30.495cm" svg:height="9.72cm" svg:x="6.893cm" svg:y="0.551cm">
            <draw:object draw:notify-on-update-of-ranges="Sheet1.A2:Sheet1.A18 Sheet1.B2:Sheet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djust X: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.00.0000</text:date>, <text:time style:data-style-name="N2" text:time-value="19:38:24.6099872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0:05:28.810777038</meta:creation-date>
    <dc:date>2024-06-14T19:51:24.015485040</dc:date>
    <meta:editing-duration>PT4H2M38S</meta:editing-duration>
    <meta:editing-cycles>13</meta:editing-cycles>
    <meta:generator>LibreOffice/24.2.4.2$MacOSX_X86_64 LibreOffice_project/51a6219feb6075d9a4c46691dcfe0cd9c4fff3c2</meta:generator>
    <meta:document-statistic meta:table-count="1" meta:cell-count="3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0.496cm" svg:height="9.721cm" xlink:href=".." xlink:type="simple" chart:class="chart:scatter" chart:style-name="ch1">
        <chart:plot-area chart:style-name="ch2" table:cell-range-address="Sheet1.A2:Sheet1.B18" svg:x="0.609cm" svg:y="0.194cm" svg:width="29.278cm" svg:height="9.333cm">
          <chart:coordinate-region svg:x="1.236cm" svg:y="0.219cm" svg:width="28.461cm" svg:height="8.65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8" chart:class="chart:scatter">
            <chart:domain table:cell-range-address="Sheet1.A2:Sheet1.A18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A2:Sheet1.A18</svg:desc>
                </draw:g>
              </table:table-cell>
              <table:table-cell office:value-type="float" office:value="32">
                <text:p>32</text:p>
                <draw:g>
                  <svg:desc>Sheet1.B2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">
                <text:p>3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MacOSX_X86_64 LibreOffice_project/51a6219feb6075d9a4c46691dcfe0cd9c4fff3c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